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NameParser.parseUri( final VfsComponentContext context , FileName base , final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mbFileNameParser.Smb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NameParser.extractDomain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